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JuniusX" svg:font-family="JuniusX" style:font-pitch="variable"/>
    <style:font-face style:name="JuniusX:nalt" svg:font-family="JuniusX:nalt" style:font-pitch="variable"/>
    <style:font-face style:name="JuniusX:nalt=2" svg:font-family="JuniusX:nalt=2" style:font-pitch="variable"/>
    <style:font-face style:name="JuniusX:nalt=3" svg:font-family="JuniusX:nalt=3" style:font-pitch="variable"/>
    <style:font-face style:name="JuniusX:nalt=4" svg:font-family="JuniusX:nalt=4" style:font-pitch="variable"/>
    <style:font-face style:name="JuniusX:nalt=5" svg:font-family="JuniusX:nalt=5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JuniusX:nalt" fo:font-weight="normal" officeooo:rsid="0000d3c3" officeooo:paragraph-rsid="0000d3c3" style:font-weight-asian="normal" style:font-weight-complex="normal"/>
    </style:style>
    <style:style style:name="P2" style:family="paragraph" style:parent-style-name="Standard">
      <style:text-properties style:font-name="JuniusX:nalt" fo:font-weight="normal" officeooo:rsid="0000d3c3" officeooo:paragraph-rsid="00055a01" style:font-weight-asian="normal" style:font-weight-complex="normal"/>
    </style:style>
    <style:style style:name="P3" style:family="paragraph" style:parent-style-name="Standard">
      <style:text-properties style:font-name="JuniusX" fo:font-weight="normal" officeooo:rsid="0002e56f" officeooo:paragraph-rsid="0000d3c3" style:font-weight-asian="normal" style:font-weight-complex="normal"/>
    </style:style>
    <style:style style:name="P4" style:family="paragraph" style:parent-style-name="Standard">
      <style:text-properties style:font-name="JuniusX" fo:font-weight="normal" officeooo:rsid="0002e56f" officeooo:paragraph-rsid="00055a01" style:font-weight-asian="normal" style:font-weight-complex="normal"/>
    </style:style>
    <style:style style:name="P5" style:family="paragraph" style:parent-style-name="Standard">
      <style:text-properties style:font-name="JuniusX" fo:font-weight="normal" officeooo:rsid="00055a01" officeooo:paragraph-rsid="00055a01" style:font-weight-asian="normal" style:font-weight-complex="normal"/>
    </style:style>
    <style:style style:name="P6" style:family="paragraph" style:parent-style-name="Standard">
      <style:text-properties style:font-name="JuniusX" fo:font-weight="normal" officeooo:rsid="00055a01" officeooo:paragraph-rsid="00055a01" style:font-weight-asian="normal" style:font-weight-complex="normal"/>
    </style:style>
    <style:style style:name="P7" style:family="paragraph" style:parent-style-name="Standard">
      <style:text-properties style:font-name="JuniusX:nalt=2" fo:font-weight="normal" officeooo:rsid="0002e56f" officeooo:paragraph-rsid="0002e56f" style:font-weight-asian="normal" style:font-weight-complex="normal"/>
    </style:style>
    <style:style style:name="P8" style:family="paragraph" style:parent-style-name="Standard">
      <style:text-properties style:font-name="JuniusX:nalt=2" fo:font-weight="normal" officeooo:rsid="00055a01" officeooo:paragraph-rsid="00055a01" style:font-weight-asian="normal" style:font-weight-complex="normal"/>
    </style:style>
    <style:style style:name="P9" style:family="paragraph" style:parent-style-name="Standard">
      <style:text-properties style:font-name="JuniusX:nalt" fo:font-weight="normal" officeooo:rsid="0000d3c3" officeooo:paragraph-rsid="0000d3c3" style:font-weight-asian="normal" style:font-weight-complex="normal"/>
    </style:style>
    <style:style style:name="P10" style:family="paragraph" style:parent-style-name="Standard">
      <style:text-properties style:font-name="JuniusX:nalt" fo:font-weight="normal" officeooo:rsid="0000d3c3" officeooo:paragraph-rsid="00055a01" style:font-weight-asian="normal" style:font-weight-complex="normal"/>
    </style:style>
    <style:style style:name="P11" style:family="paragraph" style:parent-style-name="Standard">
      <style:text-properties style:font-name="JuniusX:nalt=3" fo:font-weight="normal" officeooo:rsid="0000d3c3" officeooo:paragraph-rsid="00055a01" style:font-weight-asian="normal" style:font-weight-complex="normal"/>
    </style:style>
    <style:style style:name="P12" style:family="paragraph" style:parent-style-name="Standard">
      <style:text-properties style:font-name="JuniusX:nalt=4" fo:font-weight="normal" officeooo:rsid="0000d3c3" officeooo:paragraph-rsid="00055a01" style:font-weight-asian="normal" style:font-weight-complex="normal"/>
    </style:style>
    <style:style style:name="P13" style:family="paragraph" style:parent-style-name="Standard">
      <style:text-properties style:font-name="JuniusX:nalt=5" fo:font-weight="normal" officeooo:rsid="0000d3c3" officeooo:paragraph-rsid="00055a01" style:font-weight-asian="normal" style:font-weight-complex="normal"/>
    </style:style>
    <style:style style:name="T1" style:family="text">
      <style:text-properties officeooo:rsid="0001b1bd"/>
    </style:style>
    <style:style style:name="T2" style:family="text">
      <style:text-properties officeooo:rsid="00055a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lt[=1]</text:p>
      <text:p text:style-name="P1">a b c d e f g h i j k l m n o p q r s t u v w x y z</text:p>
      <text:p text:style-name="P2">A B C D E F G H I J K L M N O P Q R S T U V W X Y Z</text:p>
      <text:p text:style-name="P2">0 1 2 3 4 5 6 7 8 9</text:p>
      <text:p text:style-name="P1"/>
      <text:p text:style-name="P5">nalt=2</text:p>
      <text:p text:style-name="P7">a b c d e f g h i j k l m n o p q r s t u v w x y z</text:p>
      <text:p text:style-name="P8">0 1 2 3 4 5 6 6 7 8 9</text:p>
      <text:p text:style-name="P1"/>
      <text:p text:style-name="P5">nalt=3 (there appears to be no zero with double circle):</text:p>
      <text:p text:style-name="P11">1 2 3 4 5 6 7 8 9</text:p>
      <text:p text:style-name="P3"/>
      <text:p text:style-name="P5">nalt=4 (also no zero):</text:p>
      <text:p text:style-name="P12">1 2 3 4 5 6 7 8 9</text:p>
      <text:p text:style-name="P12"/>
      <text:p text:style-name="P5">nalt=5:</text:p>
      <text:p text:style-name="P13">1 2 3 4 5 6 7 8 9</text:p>
      <text:p text:style-name="P2"/>
      <text:p text:style-name="P4">Underscore triggers a type 3 (ligature) <text:span text:style-name="T2">lookup</text:span>, enabling two-digit forms <text:span text:style-name="T2">(and an alternative way of accessing circled 0–9)</text:span>. <text:span text:style-name="T2">Other escapes could be used for the three other styles (reversed, paren, period) that go to twenty:</text:span></text:p>
      <text:p text:style-name="P2"><text:span text:style-name="T2">_0 _1 _2 _3 _4 _5 _6 _7 _8 _9 _10 _</text:span>11 <text:span text:style-name="T1">_</text:span>12 <text:span text:style-name="T1">_</text:span>13 <text:span text:style-name="T1">_</text:span>14 <text:span text:style-name="T1">_</text:span>15 <text:span text:style-name="T1">_</text:span>16 <text:span text:style-name="T1">_</text:span>17 <text:span text:style-name="T1">_</text:span>18 <text:span text:style-name="T1">_</text:span>19 <text:span text:style-name="T1">_</text:span>20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JuniusX" svg:font-family="JuniusX" style:font-pitch="variable"/>
    <style:font-face style:name="JuniusX:nalt" svg:font-family="JuniusX:nalt" style:font-pitch="variable"/>
    <style:font-face style:name="JuniusX:nalt=2" svg:font-family="JuniusX:nalt=2" style:font-pitch="variable"/>
    <style:font-face style:name="JuniusX:nalt=3" svg:font-family="JuniusX:nalt=3" style:font-pitch="variable"/>
    <style:font-face style:name="JuniusX:nalt=4" svg:font-family="JuniusX:nalt=4" style:font-pitch="variable"/>
    <style:font-face style:name="JuniusX:nalt=5" svg:font-family="JuniusX:nalt=5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3T18:04:50.029911075</meta:creation-date>
    <dc:date>2020-06-23T18:48:57.171532089</dc:date>
    <meta:editing-duration>PT19M34S</meta:editing-duration>
    <meta:editing-cycles>3</meta:editing-cycles>
    <meta:generator>LibreOffice/6.3.6.2$MacOSX_X86_64 LibreOffice_project/2196df99b074d8a661f4036fca8fa0cbfa33a497</meta:generator>
    <meta:document-statistic meta:table-count="0" meta:image-count="0" meta:object-count="0" meta:page-count="1" meta:paragraph-count="15" meta:word-count="200" meta:character-count="639" meta:non-whitespace-character-count="455"/>
  </office:meta>
</office:document-meta>
</file>